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  <style:font-face style:name="Times New Roman2" svg:font-family="'Times New Roman', serif"/>
  </office:font-face-decls>
  <office:automatic-styles>
    <style:style style:name="P1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2" style:family="paragraph" style:parent-style-name="Text_20_body">
      <style:paragraph-properties fo:margin-left="0cm" fo:margin-right="0cm" fo:line-height="115%" fo:text-align="justify" style:justify-single-word="false" fo:orphans="2" fo:widows="2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3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paragraph-rsid="001ebc45" style:font-size-asian="11pt" style:font-size-complex="11pt"/>
    </style:style>
    <style:style style:name="P5" style:family="paragraph" style:parent-style-name="Text_20_body">
      <style:paragraph-properties fo:margin-left="4.001cm" fo:margin-right="0cm" fo:line-height="120%" fo:text-align="justify" style:justify-single-word="false" fo:orphans="2" fo:widows="2" fo:text-indent="0cm" style:auto-text-indent="false"/>
      <style:text-properties style:font-name="Times New Roman2" fo:font-size="11pt"/>
    </style:style>
    <style:style style:name="P6" style:family="paragraph" style:parent-style-name="Text_20_body">
      <style:paragraph-properties fo:margin-left="4.001cm" fo:margin-right="0cm" fo:line-height="115%" fo:text-align="justify" style:justify-single-word="false" fo:orphans="2" fo:widows="2" fo:text-indent="0cm" style:auto-text-indent="false"/>
      <style:text-properties style:font-name="Times New Roman2" fo:font-size="11pt"/>
    </style:style>
    <style:style style:name="P7" style:family="paragraph" style:parent-style-name="Standard">
      <style:text-properties style:font-name="Times New Roman" fo:font-size="11pt" officeooo:rsid="001bde8d" officeooo:paragraph-rsid="001bde8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officeooo:rsid="001bde8d" officeooo:paragraph-rsid="00205223" style:font-size-asian="11pt" style:font-size-complex="11pt"/>
    </style:style>
    <style:style style:name="P9" style:family="paragraph" style:parent-style-name="Standard">
      <style:text-properties style:font-name="Times New Roman" fo:font-size="11pt" style:font-size-asian="11pt" style:font-size-complex="11pt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1.249cm" style:auto-text-indent="false" style:writing-mode="lr-tb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T1" style:family="text">
      <style:text-properties style:font-name="Times New Roman1" fo:font-size="10.5pt"/>
    </style:style>
    <style:style style:name="T2" style:family="text">
      <style:text-properties style:font-name="Times New Roman1" fo:font-size="10.5pt" style:font-size-asian="11pt" style:font-size-complex="11pt"/>
    </style:style>
    <style:style style:name="T3" style:family="text">
      <style:text-properties style:font-name="Times New Roman1" fo:font-size="11pt"/>
    </style:style>
    <style:style style:name="T4" style:family="text">
      <style:text-properties style:font-name="Times New Roman1" fo:font-size="11pt" style:font-size-asian="11pt" style:font-size-complex="11pt"/>
    </style:style>
    <style:style style:name="T5" style:family="text">
      <style:text-properties style:font-name="Times New Roman1" fo:font-size="10pt" style:font-size-asian="11pt" style:font-size-complex="11pt"/>
    </style:style>
    <style:style style:name="T6" style:family="text">
      <style:text-properties fo:font-weight="bold"/>
    </style:style>
    <style:style style:name="T7" style:family="text">
      <style:text-properties style:font-name="Times New Roman" fo:font-size="11pt" style:font-size-asian="11pt" style:font-size-complex="11pt"/>
    </style:style>
    <style:style style:name="T8" style:family="text">
      <style:text-properties officeooo:rsid="001ebc45"/>
    </style:style>
    <style:style style:name="T9" style:family="text">
      <style:text-properties officeooo:rsid="00205223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.5pt" style:font-size-asian="11pt" style:font-size-complex="11pt"/>
    </style:style>
    <style:style style:name="T12" style:family="text">
      <style:text-properties fo:font-size="10pt" style:font-size-asian="11pt" style:font-size-complex="11pt"/>
    </style:style>
    <style:style style:name="T13" style:family="text">
      <style:text-properties officeooo:rsid="0023c4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Requereu o apenado a retificação da guia de execução penal para fazer constar a fração de 2/5 no cálculo da progressão de regime do processo criminal nº 0101715-89.2019.8.20.0001, sob a alegação de que o apenado não era reincidente específico em crime hediondo, quando da primeira condenação por tráfico de drogas <text:s/>(evento <text:span text:style-name="T13">xx</text:span>).</text:p>
      <text:p text:style-name="P3">Interveio o Ministério Público opinando pelo indeferimento do pedido (evento <text:span text:style-name="T13">xx)</text:span>. </text:p>
      <text:p text:style-name="P3">É o relatório. Decido.</text:p>
      <text:p text:style-name="P3">Com razão o Ministério Publico.</text:p>
      <text:p text:style-name="P1">Isso porque, ainda que alegue a nova redação do artigo 112 da LEP, a fração de 60% (3/5) para fins de progressão deve ser aplicada ao apenado reincidente específico.</text:p>
      <text:p text:style-name="P1">No presente caso, o apenado cometeu o primeiro crime de tráfico de drogas (art. 33 da lei 11.373/06) em 10.07.2010, sendo condenado definitivamente por ele em 29.12.2012. </text:p>
      <text:p text:style-name="P1">Após essa data, reincidiu no tráfico de drogas em 21.06.2018, quando foi condenado no processo criminal nº 0107858-31.2018.8.20.0001.</text:p>
      <text:p text:style-name="P1">Assim, a condição de reincidente específico em crime hediondo do apenado está clara, já que cometeu novo crime hediondo após o trânsito em julgado de sentença por crime hediondo anterior.</text:p>
      <text:p text:style-name="P1">A reincidência não é um atributo da condenação, mas uma condição pessoal ostentado pelo agente. Dessa forma, uma vez reconhecida a condição de reincidente, seus efeitos aplicam-se uniformente a toda execução penal, não apenas à condenação que a declarou, sendo neste sentido a jusriprudência do Superior Tribunal de Justiça, vejamos:</text:p>
      <text:p text:style-name="P5">HABEAS CORPUS SUBSTITUTIVO DE RECURSO PRÓPRIO. DESCABIMENTO. EXECUÇÃO PENAL. LIVRAMENTO CONDICIONAL. REINCIDÊNCIA ESPECÍFICA. <text:span text:style-name="T6">CONDIÇÃO PERSONALÍSSIMA. EXTENSÃO SOBRE O TOTAL DAS PENAS SOMADAS.</text:span> CONSTRANGIMENTO ILEGAL NÃO EVIDENCIADO. WRIT NÃO CONHECIDO. 1. Em consonância com a orientação jurisprudencial da Primeira Turma do Supremo Tribunal Federal - STF, esta Corte não admite habeas corpus substitutivo de recurso próprio, sem prejuízo da concessão da ordem, de ofício, se existir flagrante ilegalidade na liberdade de locomoção do paciente. 2. <text:span text:style-name="T6">A a reincidência é condição personalíssima, que se estende sobre o total das penas somadas, para fins de análise do requisito temporal na concessão de benefícios prisionais</text:span>. Precedentes. Na hipótese, a condição de reincidente específico em crime hediondo obsta a concessão de livramento condicional ao paciente, consoante a regra delineada no art. 83, V, do Código Penal - CP. Habeas corpus não conhecido.</text:p>
      <text:p text:style-name="P6">(STJ - HC: 458207 RS 2018/0167501-1, Relator: Ministro JOEL ILAN PACIORNIK, Data de Julgamento: 04/09/2018, T5 - QUINTA TURMA, Data de Publicação: DJe 12/09/2018)</text:p>
      <text:p text:style-name="P4"/>
      <text:p text:style-name="P4"><text:span text:style-name="T8">A</text:span> jurisprudência superior é pacífica em aduzir que "As condições pessoais do apenado, tal como a reincidência, ainda que não sejam reconhecidas na condenação, devem ser observadas pelo Juízo das execuções para concessão de benefícios, já que tal proceder encontra-se na sua esfera de competências, definida no art. 66 da LEP, descabendo falar-se em reformatio in pejus ou em violação da coisa julgada <text:soft-page-break/>material, mas em individualização da pena relativa à apreciação de institutos próprios da execução penal (AgRg no HC n. 511.766/MG, Rel. Ministro ANTONIO SALDANHA PALHEIRO, Sexta Turma, julgado em 18/6/2019, DJe 27/6/2019)" (AgRg nos EDcl no HC 668.301/SP, Quinta Turma, Rel. Min. Reynaldo Soares da Fonseca, DJe 14/6/2021).</text:p>
      <text:p text:style-name="P2"/>
      <text:p text:style-name="P2">Assim, não é possível admitir que o apenado seja considerado primário para uma condenação e na outra reincidente, como requer a Defesa.</text:p>
      <text:p text:style-name="P1">Ante o exposto, indefiro o pedido de retificação e mantenho inalterada a guia de execução criminal. </text:p>
      <text:p text:style-name="P1">P.R.I. Ciência ao MP e à Defensoria Pública, se for o caso.</text:p>
      <text:p text:style-name="P7"/>
      <text:p text:style-name="P8"><text:tab/></text:p>
      <text:p text:style-name="P8">Friso aqui que a guia de execução penal só está utilizando a fração única de 3/5 por serem todos os crimes de natureza hedionda e não por outro entendimento, o que parecer alegar a Defesa, visto que juntou vasta jurisprudência sobre a separação de crimes conforme a natureza do delito e sobre a aplicação do pacote antic<text:span text:style-name="T9">r</text:span>im<text:span text:style-name="T9">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8T15:19:32.690000000</meta:creation-date>
    <dc:date>2023-08-04T12:45:43.480000000</dc:date>
    <meta:editing-duration>PT5H55M49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7" meta:word-count="605" meta:character-count="3911" meta:non-whitespace-character-count="3317"/>
  </office:meta>
</office:document-meta>
</file>